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283in"/>
    </style:style>
    <style:style style:name="co2" style:family="table-column">
      <style:table-column-properties fo:break-before="auto" style:column-width="1.1209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9752in"/>
    </style:style>
    <style:style style:name="ro1" style:family="table-row">
      <style:table-row-properties style:row-height="0.3937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189in" fo:break-before="auto" style:use-optimal-row-height="false"/>
    </style:style>
    <style:style style:name="ro4" style:family="table-row">
      <style:table-row-properties style:row-height="0.189in" fo:break-before="auto" style:use-optimal-row-height="false"/>
    </style:style>
    <style:style style:name="ta1" style:family="table" style:master-page-name="PageStyle_5f_action_5f_member_5f_map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action_member_map" table:style-name="ta1" table:print-ranges="action_member_map.A1:action_member_map.C46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OaTI SQL Bingo <text:s/>table: action_member_map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text:p>COaTI SQL Bingo <text:s/>table: action_member_map</text:p>
          </table:table-cell>
          <table:covered-table-cell table:number-columns-repeated="2"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map_id</text:p>
          </table:table-cell>
          <table:table-cell table:style-name="ce2" office:value-type="string" calcext:value-type="string">
            <text:p>member_id</text:p>
          </table:table-cell>
          <table:table-cell table:style-name="ce2" office:value-type="string" calcext:value-type="string">
            <text:p>actionteam_id</text:p>
          </table:table-cell>
          <table:table-cell/>
          <table:table-cell table:style-name="ce2" office:value-type="string" calcext:value-type="string">
            <text:p>map_id</text:p>
          </table:table-cell>
          <table:table-cell table:style-name="ce2" office:value-type="string" calcext:value-type="string">
            <text:p>member_id</text:p>
          </table:table-cell>
          <table:table-cell table:style-name="ce2" office:value-type="string" calcext:value-type="string">
            <text:p>actionteam_id</text:p>
          </table:table-cell>
          <table:table-cell table:number-columns-repeated="101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6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0" calcext:value-type="float">
            <text:p>40</text:p>
          </table:table-cell>
          <table:table-cell table:style-name="ce6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3" office:value-type="float" office:value="43" calcext:value-type="float">
            <text:p>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43" calcext:value-type="float">
            <text:p>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23" calcext:value-type="float">
            <text:p>2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42" calcext:value-type="float">
            <text:p>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39" calcext:value-type="float">
            <text:p>3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3" office:value-type="float" office:value="45" calcext:value-type="float">
            <text:p>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3" office:value-type="float" office:value="45" calcext:value-type="float">
            <text:p>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table:number-columns-spanned="3" table:number-rows-spanned="1"/>
          <table:covered-table-cell table:number-columns-repeated="2" table:style-name="ce4"/>
          <table:table-cell/>
          <table:table-cell table:style-name="ce4" table:number-columns-spanned="3" table:number-rows-spanned="1"/>
          <table:covered-table-cell table:number-columns-repeated="2" table:style-name="ce4"/>
          <table:table-cell table:number-columns-repeated="1017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action_member_map.$A$1" table:cell-range-address="$action_member_map.$A$1:.$C$46" table:range-usable-as="print-range"/>
        </table:named-expressions>
      </table:table>
      <table:named-expressions>
        <table:named-range table:name="coati_actionteam_3" table:base-cell-address="$action_member_map.$A$1" table:cell-range-address="#REF!"/>
        <table:named-range table:name="coati_map_2" table:base-cell-address="$action_member_map.$A$1" table:cell-range-address="$action_member_map.$A$3:.$C$46"/>
        <table:named-range table:name="coati_member_1" table:base-cell-address="$action_member_map.$A$1" table:cell-range-address="#REF!"/>
        <table:named-range table:name="Excel_BuiltIn_Print_Area_1_1" table:base-cell-address="$action_member_map.$A$1" table:cell-range-address="#REF!"/>
        <table:named-range table:name="Excel_BuiltIn_Print_Area_3" table:base-cell-address="$action_member_map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Verdana" fo:font-family="Verdana" style:font-name-complex="Verdana" style:font-family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5f_member_5f_map" style:display-name="PageStyle_action_member_ma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nda Hickman</meta:initial-creator>
    <meta:creation-date>2004-04-02T16:06:28</meta:creation-date>
    <dc:creator>Amanda Hickman</dc:creator>
    <dc:date>2005-11-08T17:48:27</dc:date>
    <meta:print-date>2005-11-18T18:01:08</meta:print-date>
    <meta:editing-cycles>1</meta:editing-cycles>
    <meta:editing-duration>P15824DT17H31M44S</meta:editing-duration>
    <meta:document-statistic meta:table-count="1" meta:cell-count="272" meta:object-count="0"/>
    <meta:generator>LibreOffice/4.1.3.2$Linux_X86_64 LibreOffice_project/410m0$Build-2</meta:generator>
  </office:meta>
</office:document-meta>
</file>